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29.91808mm" fo:page-width="104.04342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solid" svg:stroke-color="#ffffff" draw:stroke-linejoin="bevel" svg:stroke-opacity="100.0%" svg:stroke-width="0.26458332mm"/>
    </style:style>
    <style:style style:family="graphic" style:name="style-3">
      <style:graphic-properties draw:fill="solid" draw:fill-color="#000000" draw:opacity="100.0%" draw:stroke="solid" svg:stroke-color="#ffffff" draw:stroke-linejoin="bevel" svg:stroke-opacity="100.0%" svg:stroke-width="0.26458332mm"/>
    </style:style>
    <style:style style:family="graphic" style:name="style-4">
      <style:graphic-properties draw:fill="solid" draw:fill-color="#000000" draw:opacity="100.0%" draw:stroke="solid" svg:stroke-color="#ffffff" draw:stroke-linejoin="bevel" svg:stroke-opacity="100.0%" svg:stroke-width="0.26458332mm"/>
    </style:style>
    <style:style style:family="graphic" style:name="style-5">
      <style:graphic-properties draw:fill="solid" draw:fill-color="#000000" draw:opacity="100.0%" draw:stroke="solid" svg:stroke-color="#ffffff" draw:stroke-linejoin="bevel" svg:stroke-opacity="100.0%" svg:stroke-width="0.26458332mm"/>
    </style:style>
    <style:style style:family="graphic" style:name="style-6">
      <style:graphic-properties draw:fill="solid" draw:fill-color="#000000" draw:opacity="100.0%" draw:stroke="solid" svg:stroke-color="#ffffff" draw:stroke-linejoin="bevel" svg:stroke-opacity="100.0%" svg:stroke-width="0.26458332mm"/>
    </style:style>
    <style:style style:family="graphic" style:name="style-7">
      <style:graphic-properties draw:fill="solid" draw:fill-color="#000000" draw:opacity="100.0%" draw:stroke="solid" svg:stroke-color="#ffffff" draw:stroke-linejoin="bevel" svg:stroke-opacity="100.0%" svg:stroke-width="0.26458332mm"/>
    </style:style>
    <style:style style:family="graphic" style:name="style-8">
      <style:graphic-properties draw:fill="solid" draw:fill-color="#000000" draw:opacity="100.0%" draw:stroke="solid" svg:stroke-color="#ffffff" draw:stroke-linejoin="bevel" svg:stroke-opacity="100.0%" svg:stroke-width="0.26458332mm"/>
    </style:style>
    <style:style style:family="graphic" style:name="style-9">
      <style:graphic-properties draw:fill="solid" draw:fill-color="#000000" draw:opacity="100.0%" draw:stroke="solid" svg:stroke-color="#ffffff" draw:stroke-linejoin="bevel" svg:stroke-opacity="100.0%" svg:stroke-width="0.26458332mm"/>
    </style:style>
    <style:style style:family="graphic" style:name="style-10">
      <style:graphic-properties draw:fill="solid" draw:fill-color="#000000" draw:opacity="100.0%" draw:stroke="solid" svg:stroke-color="#ffffff" draw:stroke-linejoin="bevel" svg:stroke-opacity="100.0%" svg:stroke-width="0.26458332mm"/>
    </style:style>
    <style:style style:family="graphic" style:name="style-11">
      <style:graphic-properties draw:fill="solid" draw:fill-color="#000000" draw:opacity="100.0%" draw:stroke="solid" svg:stroke-color="#ffffff" draw:stroke-linejoin="miter" svg:stroke-opacity="100.0%" svg:stroke-width="0.26458332mm"/>
    </style:style>
    <style:style style:family="graphic" style:name="style-12">
      <style:graphic-properties draw:fill="solid" draw:fill-color="#ffffff" draw:opacity="100.0%" draw:stroke="solid" svg:stroke-color="#000000" draw:stroke-linejoin="bevel" svg:stroke-opacity="100.0%" svg:stroke-width="0.13229166mm"/>
    </style:style>
    <style:style style:family="graphic" style:name="style-13">
      <style:graphic-properties draw:fill="solid" draw:fill-color="#000000" draw:opacity="100.0%" draw:stroke="solid" svg:stroke-color="#ffffff" draw:stroke-linejoin="bevel" svg:stroke-opacity="100.0%" svg:stroke-width="0.26458332mm"/>
    </style:style>
    <style:style style:family="graphic" style:name="style-14">
      <style:graphic-properties draw:fill="solid" draw:fill-color="#000000" draw:opacity="100.0%" draw:stroke="solid" svg:stroke-color="#ffffff" draw:stroke-linejoin="bevel" svg:stroke-opacity="100.0%" svg:stroke-width="0.26458332mm"/>
    </style:style>
    <style:style style:family="graphic" style:name="style-15">
      <style:graphic-properties draw:fill="solid" draw:fill-color="#000000" draw:opacity="100.0%" draw:stroke="solid" svg:stroke-color="#ffffff" draw:stroke-linejoin="bevel" svg:stroke-opacity="100.0%" svg:stroke-width="0.26458332mm"/>
    </style:style>
    <style:style style:family="graphic" style:name="style-16">
      <style:graphic-properties draw:fill="solid" draw:fill-color="#000000" draw:opacity="100.0%" draw:stroke="solid" svg:stroke-color="#ffffff" draw:stroke-linejoin="bevel" svg:stroke-opacity="100.0%" svg:stroke-width="0.26458332mm"/>
    </style:style>
    <style:style style:family="graphic" style:name="style-17">
      <style:graphic-properties draw:fill="solid" draw:fill-color="#000000" draw:opacity="100.0%" draw:stroke="solid" svg:stroke-color="#ffffff" draw:stroke-linejoin="bevel" svg:stroke-opacity="100.0%" svg:stroke-width="0.26458332mm"/>
    </style:style>
    <style:style style:family="graphic" style:name="style-18">
      <style:graphic-properties draw:fill="solid" draw:fill-color="#000000" draw:opacity="100.0%" draw:stroke="solid" svg:stroke-color="#ffffff" draw:stroke-linejoin="bevel" svg:stroke-opacity="100.0%" svg:stroke-width="0.26458332mm"/>
    </style:style>
  </office:automatic-styles>
  <office:body>
    <office:drawing>
      <draw:page draw:master-page-name="Default" draw:name="page1" draw:style-name="DP1">
        <draw:g>
          <draw:g draw:id="Layer_1">
            <draw:path svg:d="M 291.04166 11886.512 L 347.71536 11886.512 L 638.757 0.0 L 0.0 0.0 L 291.04166 11886.512 z" svg:height="118.86511mm" draw:style-name="style-2" svg:viewBox="0.0 0.0 638.757 11886.512" svg:width="6.38757mm" svg:x="48.828056mm" svg:y="10.920675mm"/>
            <draw:g>
              <draw:path svg:d="M 4494.238 2592.7222 C 3919.8274 2665.218 3399.1277 1992.9119 3664.2402 1834.9556 C 3689.9048 1775.4243 3682.4966 1744.4681 3621.113 1755.8452 C 2996.6963 1841.8348 2601.938 1322.9869 2670.7297 781.914 C 2675.2275 745.6661 2650.3303 738.25775 2630.2485 736.9348 C 2606.9653 735.34735 2588.4443 763.1286 2576.8027 781.914 C 2382.8633 1094.6515 2054.2507 1284.8868 1754.4778 1485.441 C 1410.5194 1715.8931 878.17786 2011.4326 648.22845 2051.12 C 445.02844 2086.0452 125.676384 2123.3516 9.788914 1957.7223 C -13.997127 1918.0348 9.52433 1913.8013 38.09933 1898.191 C 419.0993 1706.8972 459.0514 1749.2307 1157.2867 1307.3763 C 1770.0616 919.49725 2361.4055 409.90982 2929.995 122.04315 C 3180.0261 -4.4276805 3955.2556 -120.050575 4225.6597 251.68896 C 4686.2993 885.10144 4039.684 1161.0619 4021.1633 1272.9805 C 3985.4443 1489.145 4198.143 1890.7825 4751.4136 1744.2034 L 4824.174 1721.1844 L 4841.3716 2491.9155 L 4816.5005 2505.6738 C 4708.551 2558.829 4599.833 2586.1077 4494.238 2592.7222 z" svg:height="25.981693mm" draw:style-name="style-3" svg:viewBox="0.0 0.0 4841.3716 2598.1694" svg:width="48.413715mm" svg:x="0.087585345mm" svg:y="0.4464432mm"/>
              <draw:path svg:d="M 1573.4084 39.799328 C 1591.9292 18.897223 1674.4794 -20.790276 1679.2418 13.340997 C 1691.9419 103.29936 1739.8314 225.80138 1792.748 325.28476 C 1810.7397 358.88684 1771.3169 401.74933 1746.446 431.11807 C 1391.9308 730.62646 973.59814 1015.58264 612.17737 1175.92 C 496.0253 1216.4012 367.17325 1239.1555 243.0836 1229.1013 C 159.50172 1222.4868 43.323215 1227.2493 3.1329844 1153.6952 C -6.153936 1136.4972 7.07523 1113.214 18.478865 1097.6034 C 579.66003 866.11945 1009.8461 540.4175 1573.4084 39.799328 z" svg:height="12.314695mm" draw:style-name="style-4" svg:viewBox="0.0 0.0 1797.3046 1231.4695" svg:width="17.973045mm" svg:x="8.616047mm" svg:y="11.3783455mm"/>
              <draw:path svg:d="M 1084.5767 28.955757 C 1100.9808 11.493262 1129.5557 -9.144205 1162.0995 4.3495 C 1238.3259 92.98497 1280.3948 135.05362 1369.8239 174.47649 C 1398.3989 186.91193 1434.6467 226.3348 1386.9954 267.08066 C 886.40375 691.4723 507.25583 1052.6285 10.3948345 916.63257 C -5.5066686 912.3992 -1.7759736 862.3929 12.220467 854.1909 C 306.9927 684.3287 646.16205 497.50626 1084.5767 28.955757 z" svg:height="9.457574mm" draw:style-name="style-5" svg:viewBox="0.0 0.0 1410.1227 945.7574" svg:width="14.101227mm" svg:x="15.7639065mm" svg:y="16.186047mm"/>
              <draw:path svg:d="M 693.3156 20.103342 C 771.3676 -32.548683 706.28015 32.00951 1045.2113 57.145046 C 1089.1322 60.32012 1040.2108 153.45335 1024.6001 195.25757 C 869.55426 420.9471 604.9709 627.85126 381.92715 735.5367 C 273.9771 787.92426 128.4563 815.1763 21.009092 760.14294 C 10.452164 754.8513 8.071011 735.80133 1.9590615 729.9804 C -20.001402 707.75555 146.68617 586.3117 300.67365 446.61172 C 446.7504 313.76434 649.9504 90.98524 693.3156 20.103342 z" svg:height="7.903778mm" draw:style-name="style-6" svg:viewBox="0.0 0.0 1063.0813 790.3778" svg:width="10.630813mm" svg:x="23.74581mm" svg:y="18.84632mm"/>
              <draw:path svg:d="M 347.13358 2592.7222 C 921.54376 2665.218 1442.2435 1992.9119 1177.1313 1834.9556 C 1151.4404 1775.4243 1158.875 1744.4681 1220.2585 1755.8452 C 1844.6753 1841.8348 2239.433 1322.9869 2170.642 781.914 C 2166.1438 745.6661 2191.015 738.25775 2211.0967 736.9348 C 2234.4067 735.34735 2252.9006 763.1286 2264.5688 781.914 C 2458.508 1094.6515 2787.121 1284.8868 3086.8936 1485.441 C 3430.8518 1715.8931 3963.1934 2011.4326 4193.116 2051.12 C 4396.343 2086.0452 4715.6685 2123.3516 4831.556 1957.7223 C 4855.368 1918.0348 4831.8467 1913.8013 4803.272 1898.191 C 4422.2725 1706.8972 4382.32 1749.2307 3684.085 1307.3763 C 3071.3098 919.49725 2479.9402 409.90982 1911.3767 122.04315 C 1661.3451 -4.4276805 886.11633 -120.050575 615.6855 251.68896 C 155.04584 885.10144 801.68756 1161.0619 820.2083 1272.9805 C 855.9272 1489.145 643.20197 1890.7825 89.93192 1744.2034 L 17.171513 1721.1844 L 0.0 2491.9155 L 24.844252 2505.6738 C 132.7947 2558.829 241.5647 2586.1077 347.13358 2592.7222 z" svg:height="25.981693mm" draw:style-name="style-7" svg:viewBox="0.0 0.0 4841.362 2598.1694" svg:width="48.413616mm" svg:x="55.54212mm" svg:y="0.4464432mm"/>
              <draw:path svg:d="M 223.9059 39.799328 C 205.38474 18.897223 122.83487 -20.790276 118.07257 13.340997 C 105.37228 103.29936 57.48276 225.80138 4.566097 325.28476 C -13.452021 358.88684 25.997282 401.74933 50.86818 431.11807 C 405.38303 730.62646 823.7158 1015.58264 1185.1101 1175.92 C 1301.2885 1216.4012 1430.1404 1239.1555 1554.2041 1229.1013 C 1637.8126 1222.4868 1753.9642 1227.2493 1794.1814 1153.6952 C 1803.442 1136.4972 1790.2128 1113.214 1778.8359 1097.6034 C 1217.6808 866.11945 787.468 540.4175 223.9059 39.799328 z" svg:height="12.314695mm" draw:style-name="style-8" svg:viewBox="0.0 0.0 1797.2999 1231.4695" svg:width="17.973mm" svg:x="77.45423mm" svg:y="11.3783455mm"/>
              <draw:path svg:d="M 325.55344 28.955757 C 309.14938 11.493262 280.57394 -9.144205 248.00407 4.3495 C 171.80394 92.98497 129.73529 135.05362 40.306 174.47649 C 11.731357 186.91193 -24.517237 226.3348 23.108246 267.08066 C 523.70026 691.4723 902.8478 1052.6285 1399.7352 916.63257 C 1415.6104 912.3992 1411.9059 862.3929 1397.8829 854.1909 C 1103.1642 684.3287 763.9415 497.50626 325.55344 28.955757 z" svg:height="9.457574mm" draw:style-name="style-9" svg:viewBox="0.0 0.0 1410.117 945.7574" svg:width="14.10117mm" svg:x="74.178215mm" svg:y="16.186047mm"/>
              <draw:path svg:d="M 369.7602 20.103342 C 291.73444 -32.548683 356.82172 32.00951 17.864704 57.145046 C -26.056225 60.32012 22.891851 153.45335 38.50217 195.25757 C 193.5476 420.9471 458.13092 627.85126 681.1753 735.5367 C 789.12494 787.92426 934.64575 815.1763 1042.0673 760.14294 C 1052.6505 754.8513 1055.0316 735.80133 1061.144 729.9804 C 1083.0782 707.75555 916.39026 586.3117 762.4292 446.61172 C 616.37787 313.76434 413.17807 90.98524 369.7602 20.103342 z" svg:height="7.903778mm" draw:style-name="style-10" svg:viewBox="0.0 0.0 1063.0983 790.3778" svg:width="10.630983mm" svg:x="69.666595mm" svg:y="18.84632mm"/>
            </draw:g>
            <draw:path svg:d="M 486.80692 0.0 C 755.62366 0.0 973.9049 218.28123 973.9049 487.0979 S 755.62366 973.93115 486.80692 973.93115 S 0.0 755.9145 0.0 487.09784 S 217.99016 0.0 486.80692 0.0 z" svg:height="9.739311mm" draw:style-name="style-11" svg:viewBox="0.0 0.0 973.9049 973.93115" svg:width="9.739049mm" svg:x="47.152187mm" svg:y="0.13229166mm"/>
            <draw:path svg:d="M 133.12373 90.701065 C 109.84027 51.542747 142.91318 -18.836424 215.93845 4.7114873 C 497.98434 132.76982 358.81326 625.68854 47.13415 611.93024 C -0.75536406 613.2531 -16.101246 566.6865 19.617664 541.5511 C 155.87791 448.9469 270.44254 312.95105 133.12373 90.701065 z" svg:height="6.122126mm" draw:style-name="style-12" svg:viewBox="0.0 0.0 368.65735 612.21265" svg:width="3.6865735mm" svg:x="51.98283mm" svg:y="2.0457392mm"/>
            <draw:path svg:d="M 1695.0531 796.8939 C 1726.512 446.32104 1444.4927 44.9482 994.9659 6.0544186 C 838.59705 -7.4393873 603.64734 -8.497745 467.6515 114.00446 C 338.79956 230.15652 675.58734 472.7794 852.35547 490.24197 C 1089.1312 513.52545 1213.7498 399.75452 1256.1095 333.6087 C 1270.6616 311.3838 1296.8551 320.37952 1306.1157 343.13373 C 1413.5365 1145.1385 596.3181 1327.9657 0.0 1496.7434 C 123.50748 1531.6948 237.54282 1566.0641 331.91974 1605.196 C 499.00415 1674.5435 641.74695 1749.2086 763.5346 1827.5784 C 1231.3447 1585.7754 1653.8314 1259.8881 1695.0531 796.8939 z" svg:height="18.275784mm" draw:style-name="style-13" svg:viewBox="0.0 0.0 1697.4397 1827.5784" svg:width="16.974398mm" svg:x="52.023163mm" svg:y="31.012121mm"/>
            <draw:path svg:d="M 198.61552 177.80002 C -84.224106 466.4605 -61.9992 895.34985 246.24062 1202.2667 C 198.61552 886.61896 81.93419 649.0228 436.21124 359.56863 C 524.9526 286.99313 611.6564 234.47372 700.8741 184.38795 C 600.86163 128.2173 497.54187 75.03579 384.5118 0.0 C 313.10062 66.62222 248.41022 127.05296 198.61552 177.80002 z" svg:height="12.022667mm" draw:style-name="style-14" svg:viewBox="0.0 0.0 700.8742 1202.2667" svg:width="7.008742mm" svg:x="45.013897mm" svg:y="107.4367mm"/>
            <draw:path svg:d="M 1961.8298 2175.5623 C 1776.9922 2058.035 1575.2736 1954.1587 1388.5836 1849.6488 C 1279.4958 1788.5564 1175.541 1727.2523 1083.1484 1662.8002 C 555.3048 1294.7646 551.0714 667.9671 1320.4797 361.0503 C 1342.6783 352.21323 1365.4589 343.13794 1388.5836 333.9569 C 1158.3433 242.56996 884.7905 134.24931 625.049 0.0 C -308.53333 600.55115 4.548333 1419.172 287.2818 1744.2656 C 426.02936 1903.5182 614.5979 2043.3773 815.3107 2175.5632 C 1006.28705 2301.3193 1208.111 2420.118 1388.5833 2541.9846 C 1525.5581 2634.4563 1650.2561 2728.6746 1748.3105 2829.0842 C 2094.65 3183.8906 1809.1648 3581.8242 1666.025 3689.2449 C 1577.1251 3755.8938 1483.3566 3815.689 1388.5833 3874.2942 C 1588.185 3997.6167 1792.1523 4115.5146 1965.666 4278.789 C 2197.0706 4099.031 2406.2766 3869.9282 2521.9524 3563.8584 C 2788.7056 2857.843 2429.3486 2472.848 1961.8298 2175.5623 z" svg:height="42.78789mm" draw:style-name="style-15" svg:viewBox="0.0 0.0 2613.0063 4278.789" svg:width="26.130064mm" svg:x="38.137062mm" svg:y="49.28738mm"/>
            <draw:path svg:d="M 2461.1775 1827.5781 C 2339.3633 1749.235 2196.6472 1674.5432 2029.5627 1605.1959 C 1935.1858 1566.0638 1821.1505 1531.7213 1697.643 1496.7432 C 1101.3514 1327.9656 284.13315 1145.1384 391.55392 343.1335 C 400.8145 320.37933 427.008 311.3836 441.29572 333.6085 C 483.6292 399.75433 608.24774 513.5252 845.3146 490.24176 C 1022.08264 472.77917 1358.8708 230.15633 1230.0186 114.00426 C 1094.0227 -8.497745 859.0726 -7.4393873 702.70416 6.054217 C 253.17696 44.947998 -28.868553 446.32083 2.3520849 796.89374 C 43.73279 1259.8883 466.24615 1585.7753 934.10876 1827.5781 C 1193.8502 1961.8279 1467.4031 2070.1482 1697.6434 2161.535 C 1720.7944 2170.716 1743.5748 2179.7646 1765.7736 2188.6284 C 2535.182 2495.5452 2530.9485 3122.3433 2003.1047 3490.3782 C 1910.7122 3554.8308 1806.7573 3616.1348 1697.6434 3677.2268 C 1884.3334 3781.7375 2086.0515 3885.6128 2270.8896 4003.1404 C 2471.5496 3870.9812 2660.0652 3731.0955 2798.707 3571.8696 C 3081.6787 3246.7502 3394.8127 2428.1294 2461.1775 1827.5781 z" svg:height="40.031406mm" draw:style-name="style-16" svg:viewBox="0.0 0.0 3086.2158 4003.1404" svg:width="30.86216mm" svg:x="35.04647mm" svg:y="31.011858mm"/>
            <draw:path svg:d="M 1408.3135 1713.9707 C 1358.4926 1663.2236 1293.8018 1602.7662 1222.391 1536.1174 C 1123.1194 1443.4866 1010.85675 1338.7385 906.00244 1230.18 C 832.2897 1153.8217 762.2277 1075.7426 703.49023 998.7754 C 457.42764 676.77716 696.8756 469.8736 885.25885 369.8611 C 892.1116 366.20987 899.0701 362.5053 906.0287 358.82822 C 725.0801 262.5195 519.552 148.0344 328.97256 0.0 C 289.39084 37.227215 251.26453 76.64987 215.30742 119.27405 C -113.04057 508.21185 -27.315434 970.7296 215.30742 1221.2634 C 354.13412 1364.5613 476.71588 1461.214 589.58685 1536.1174 C 702.61694 1611.1532 805.9367 1664.3347 905.94916 1720.5054 C 995.14026 1770.6178 1081.7911 1823.1105 1170.453 1895.686 C 1524.9945 2185.1135 1408.3135 2422.7363 1360.6885 2738.384 C 1668.9282 2431.5205 1691.1798 2002.6312 1408.3135 1713.9707 z" svg:height="27.38384mm" draw:style-name="style-17" svg:viewBox="0.0 0.0 1606.9397 2738.384" svg:width="16.069397mm" svg:x="42.96288mm" svg:y="92.075mm"/>
            <draw:path svg:d="M 1915.1099 2222.5 C 1879.1532 2179.9023 1841.0265 2140.4521 1801.4448 2103.2258 C 1627.931 1939.9518 1423.9637 1822.0527 1224.3619 1698.731 C 1129.5353 1640.1259 1035.714 1580.3032 946.7348 1513.6818 C 803.86 1406.261 518.1099 1008.32745 864.68756 653.5211 C 962.71576 553.1114 1087.4404 458.9198 1224.3887 366.42142 C 1043.9164 244.5805 842.09204 125.7562 651.1157 0.0 C 183.6233 297.25897 -175.70712 682.28064 91.07244 1388.2687 C 206.74811 1694.3385 415.95447 1923.4678 647.3587 2103.1992 C 837.9115 2251.2336 1043.4662 2365.7188 1224.4149 2462.0273 C 1231.3468 2465.7053 1238.3053 2469.409 1245.1581 2473.0603 C 1433.5413 2573.0461 1672.9893 2779.977 1426.9268 3101.9746 C 1368.163 3178.942 1298.1277 3257.02 1224.3882 3333.3792 C 1329.2426 3441.9377 1441.5051 3546.6865 1540.7771 3639.3167 C 1653.622 3564.44 1776.2032 3467.787 1915.0833 3324.5151 C 2157.7065 3073.9556 2243.458 2611.4377 1915.1099 2222.5 z" svg:height="36.393166mm" draw:style-name="style-18" svg:viewBox="0.0 0.0 2130.4055 3639.3167" svg:width="21.304056mm" svg:x="39.779015mm" svg:y="71.04301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29.91808mm" fo:page-width="104.04342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